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ACARIAS MARTEL, JUDITH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26876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25700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ACARIAS MARTEL, JUDITH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26876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2687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90238346</text:p>
          </table:table-cell>
          <table:table-cell table:style-name="Tabla2.D3" office:value-type="string">
            <text:p text:style-name="P23">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09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